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e62" officeooo:paragraph-rsid="001a8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on job interview question :</text:p>
      <text:p text:style-name="P1"/>
      <text:p text:style-name="P1">- What’s more important the money or the work ?</text:p>
      <text:p text:style-name="P1">- How do you see yourself five years from now ?</text:p>
      <text:p text:style-name="P1">- How do you handle criticism ?</text:p>
      <text:p text:style-name="P1"/>
      <text:p text:style-name="P1">Curious job interview question :</text:p>
      <text:p text:style-name="P1"/>
      <text:p text:style-name="P1">- What did you want to be when you were 10 years old ?</text:p>
      <text:p text:style-name="P1">- How many close friends do you have 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2:10:31.408186734</meta:creation-date>
    <dc:date>2021-10-11T12:18:02.017027460</dc:date>
    <meta:editing-duration>PT7M31S</meta:editing-duration>
    <meta:editing-cycles>1</meta:editing-cycles>
    <meta:document-statistic meta:table-count="0" meta:image-count="0" meta:object-count="0" meta:page-count="1" meta:paragraph-count="7" meta:word-count="61" meta:character-count="280" meta:non-whitespace-character-count="226"/>
    <meta:generator>LibreOffice/6.4.7.2$Linux_X86_64 LibreOffice_project/40$Build-2</meta:generator>
  </office:meta>
</office:document-meta>
</file>